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$n_juzgado</text:p>
      <text:p text:style-name="P5">ADJUNTA OFICIO DILIGENCIADO</text:p>
      <text:p text:style-name="P5"/>
      <text:p text:style-name="P6">Señor Juez:</text:p>
      <text:p text:style-name="P2"><text:span text:style-name="T5">$abogado_descripcion, en mi carácter de apoderado de $nombre_empresa., con el domicilio constituido en autos en calle 48 Nº 726, 5º Piso <text:s/>de La Plata,</text:span><text:span text:style-name="T4"> en los autos caratulados “</text:span><text:span text:style-name="T5">$nombre_empresa. c/ $nombreCliente</text:span><text:span text:style-name="T3"> </text:span><text:span text:style-name="T5">s/ Cobro Ejecutivo” </text:span><text:span text:style-name="T3">a V. S. digo:</text:span></text:p>
      <text:p text:style-name="P10"/>
      <text:p text:style-name="P9"><text:span text:style-name="T1">I.- OBJETO</text:span></text:p>
      <text:p text:style-name="P9"><text:span text:style-name="T2">Que por el presente acompaño oficio debidamente diligenciado, </text:span><text:span text:style-name="T6">solicitando se tenga presente.</text:span></text:p>
      <text:p text:style-name="P11"/>
      <text:p text:style-name="P3">PROVEER DE CONFORMIDAD</text:p>
      <text:p text:style-name="P3">SERA JUSTICIA</text:p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7:56:00</meta:creation-date>
    <dc:creator>silvia</dc:creator>
    <dc:date>2012-12-26T17:56:00</dc:date>
    <meta:print-date>2008-09-10T19:08:00</meta:print-date>
    <meta:editing-cycles>3</meta:editing-cycles>
    <meta:editing-duration>PT1M</meta:editing-duration>
    <meta:generator>OpenOffice.org/3.4.1$Win32 OpenOffice.org_project/341m1$Build-9593</meta:generator>
    <meta:document-statistic meta:table-count="0" meta:image-count="0" meta:object-count="0" meta:page-count="1" meta:paragraph-count="8" meta:word-count="63" meta:character-count="430"/>
  </office:meta>
</office:document-meta>
</file>